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354in"/>
    </style:style>
    <style:style style:name="co5" style:family="table-column">
      <style:table-column-properties fo:break-before="auto" style:column-width="0.4457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95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2a609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008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b7b3ca"/>
    </style:style>
    <style:style style:name="ce10" style:family="table-cell" style:parent-style-name="Default">
      <style:table-cell-properties fo:background-color="#ffbf00"/>
      <style:text-properties fo:color="#00a933"/>
    </style:style>
    <style:style style:name="ce11" style:family="table-cell" style:parent-style-name="Default">
      <style:text-properties fo:color="#2a6099"/>
    </style:style>
    <style:style style:name="ce12" style:family="table-cell" style:parent-style-name="Default">
      <style:text-properties fo:color="#800080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row table:style-name="ro1">
          <table:table-cell/>
          <table:table-cell office:value-type="string" calcext:value-type="string">
            <text:p>A: 31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B: 32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C: 33</text:p>
          </table:table-cell>
          <table:table-cell table:number-columns-repeated="6"/>
          <table:table-cell table:style-name="Default"/>
        </table:table-row>
        <table:table-row table:style-name="ro1">
          <table:table-cell/>
          <table:table-cell office:value-type="string" calcext:value-type="string">
            <text:p>D: 34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# id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ost_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1000" calcext:value-type="float">
            <text:p>-1000</text:p>
          </table:table-cell>
          <table:table-cell office:value-type="string" calcext:value-type="string">
            <text:p>A -&gt; B : 10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 -&gt; B : 10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800" calcext:value-type="float">
            <text:p>-18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 table:number-columns-spanned="9" table:number-rows-spanned="1">
            <text:p>T1: A → C, 1000credit → 500credit</text:p>
          </table:table-cell>
          <table:covered-table-cell table:number-columns-repeated="7"/>
          <table:covered-table-cell table:style-name="Default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 table:number-columns-spanned="9" table:number-rows-spanned="1">
            <text:p>reset the transaction</text:p>
          </table:table-cell>
          <table:covered-table-cell table:number-columns-repeated="7"/>
          <table:covered-table-cell table:style-name="Default"/>
        </table:table-row>
        <table:table-row table:style-name="ro1">
          <table:table-cell table:style-name="ce1"/>
          <table:table-cell table:style-name="ce2" office:value-type="string" calcext:value-type="string" table:number-columns-spanned="7" table:number-rows-spanned="1">
            <text:p>all A after time1 balance add 1000</text:p>
          </table:table-cell>
          <table:covered-table-cell table:number-columns-repeated="6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 table:number-columns-spanned="7" table:number-rows-spanned="1">
            <text:p>all B after time1 balance decrease 1000</text:p>
          </table:table-cell>
          <table:covered-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# id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ost_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style-name="ce13" office:value-type="float" office:value="-800" calcext:value-type="float">
            <text:p>-8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800" calcext:value-type="float">
            <text:p>8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0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500" calcext:value-type="float">
            <text:p>-5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" office:value-type="string" calcext:value-type="string" table:number-columns-spanned="9" table:number-rows-spanned="1">
            <text:p>update transaction</text:p>
          </table:table-cell>
          <table:covered-table-cell table:number-columns-repeated="7"/>
          <table:covered-table-cell table:style-name="Default"/>
        </table:table-row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Update 1 account_id to 33 and remove 500 from all balances and further</text:p>
          </table:table-cell>
          <table:covered-table-cell table:number-columns-repeated="6"/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 table:number-columns-spanned="7" table:number-rows-spanned="1">
            <text:p>all B after time1 balance add 500</text:p>
          </table:table-cell>
          <table:covered-table-cell table:number-columns-repeated="6"/>
          <table:table-cell table:style-name="Default"/>
        </table:table-row>
        <table:table-row table:style-name="ro1">
          <table:table-cell table:style-name="ce1"/>
          <table:table-cell table:style-name="ce3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# id</text:p>
          </table:table-cell>
          <table:table-cell office:value-type="string" calcext:value-type="string">
            <text:p>currency_id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transaction_i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ost_d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-500" calcext:value-type="float">
            <text:p>-500</text:p>
          </table:table-cell>
          <table:table-cell table:style-name="ce14" office:value-type="string" calcext:value-type="string">
            <text:p>C -&gt; B : 5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C -&gt; B : 5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style-name="ce13" office:value-type="float" office:value="-800" calcext:value-type="float">
            <text:p>-8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300" calcext:value-type="float">
            <text:p>1300</text:p>
          </table:table-cell>
          <table:table-cell office:value-type="string" calcext:value-type="string">
            <text:p>A -&gt; B : 8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700" calcext:value-type="float">
            <text:p>-7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500" calcext:value-type="float">
            <text:p>1500</text:p>
          </table:table-cell>
          <table:table-cell office:value-type="string" calcext:value-type="string">
            <text:p>C -&gt; B : 2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500" calcext:value-type="float">
            <text:p>-500</text:p>
          </table:table-cell>
          <table:table-cell office:value-type="string" calcext:value-type="string">
            <text:p>D -&gt; A : 300$</text:p>
          </table:table-cell>
          <table:table-cell office:value-type="date" office:date-value="2020-10-19T15:10:00" calcext:value-type="date">
            <text:p>2020-10-19 15:1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4:28:40.219064350</meta:creation-date>
    <dc:date>2020-11-01T15:41:40.366662369</dc:date>
    <meta:editing-duration>PT11M24S</meta:editing-duration>
    <meta:editing-cycles>3</meta:editing-cycles>
    <meta:generator>LibreOffice/6.4.6.2$Linux_X86_64 LibreOffice_project/40$Build-2</meta:generator>
    <meta:document-statistic meta:table-count="1" meta:cell-count="254" meta:object-count="0"/>
  </office:meta>
</office:document-meta>
</file>